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ebdings" style:font-charset="x-symbol" svg:font-family="Webdings" style:font-family-generic="roman" style:font-pitch="variable" svg:panose-1="5 3 1 2 1 5 9 6 7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3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Tahoma" style:font-name-complex="Tahoma" fo:font-weight="bold" style:font-weight-asian="bold" style:font-weight-complex="bold" style:font-size-complex="10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  <style:text-properties style:font-name="Tahoma" style:font-name-complex="Tahoma" fo:font-weight="bold" style:font-weight-asian="bold" style:font-weight-complex="bold" style:font-size-complex="10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Tahoma" style:font-name-complex="Tahoma" fo:font-weight="bold" style:font-weight-asian="bold" style:font-weight-complex="bold" style:font-size-complex="10pt"/>
    </style:style>
    <style:style style:name="P13" style:parent-style-name="Normal" style:family="paragraph">
      <style:text-properties style:font-name="Tahoma" style:font-name-complex="Tahoma" fo:font-weight="bold" style:font-weight-asian="bold" style:font-weight-complex="bold" style:font-size-complex="10pt"/>
    </style:style>
    <style:style style:name="P14" style:parent-style-name="Normal" style:family="paragraph">
      <style:text-properties style:font-name="Tahoma" style:font-name-complex="Tahoma" style:font-weight-complex="bold" fo:font-size="10pt" style:font-size-asian="10pt" style:font-size-complex="10pt"/>
    </style:style>
    <style:style style:name="P15" style:parent-style-name="Normal" style:family="paragraph">
      <style:text-properties style:font-name="Tahoma" style:font-name-complex="Tahoma" style:font-weight-complex="bold" fo:font-size="10pt" style:font-size-asian="10pt" style:font-size-complex="10pt"/>
    </style:style>
    <style:style style:name="T16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17" style:parent-style-name="DefaultParagraphFont" style:family="text">
      <style:text-properties style:font-name="Wingdings" fo:color="#000000" fo:font-size="16pt" style:font-size-asian="16pt" style:font-size-complex="20pt"/>
    </style:style>
    <style:style style:name="T18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19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20" style:parent-style-name="DefaultParagraphFont" style:family="text">
      <style:text-properties style:font-name="Webdings" fo:color="#000000" style:font-size-complex="14pt"/>
    </style:style>
    <style:style style:name="T21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22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P23" style:parent-style-name="Normal" style:family="paragraph">
      <style:text-properties style:font-name="Verdana" fo:font-size="9pt" style:font-size-asian="9pt" style:font-size-complex="9pt"/>
    </style:style>
    <style:style style:name="P24" style:parent-style-name="Heading1" style:family="paragraph">
      <style:paragraph-properties fo:text-align="justify" fo:background-color="#CCCCCC"/>
    </style:style>
    <style:style style:name="T25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26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27" style:parent-style-name="DefaultParagraphFont" style:family="text">
      <style:text-properties style:font-name="Tahoma" style:font-name-complex="Tahoma" fo:font-size="11pt" style:font-size-asian="11pt" style:font-size-complex="10pt"/>
    </style:style>
    <style:style style:name="P28" style:parent-style-name="Normal" style:family="paragraph">
      <style:text-properties fo:font-size="10pt" style:font-size-asian="10pt" style:font-size-complex="10pt"/>
    </style:style>
    <style:style style:name="P29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30" style:parent-style-name="Normal" style:family="paragraph">
      <style:paragraph-properties fo:line-height="115%"/>
      <style:text-properties fo:font-size="6pt" style:font-size-asian="6pt"/>
    </style:style>
    <style:style style:name="P31" style:parent-style-name="Heading1" style:family="paragraph">
      <style:paragraph-properties fo:text-align="justify" fo:background-color="#CCCCCC"/>
    </style:style>
    <style:style style:name="T32" style:parent-style-name="DefaultParagraphFont" style:family="text">
      <style:text-properties fo:color="#7F7F7F" style:text-underline-type="none"/>
    </style:style>
    <style:style style:name="T33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34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35" style:parent-style-name="DefaultParagraphFont" style:family="text">
      <style:text-properties style:font-name="Tahoma" style:font-name-complex="Tahoma" fo:font-size="11pt" style:font-size-asian="11pt" style:font-size-complex="10pt"/>
    </style:style>
    <style:style style:name="P36" style:parent-style-name="Normal" style:family="paragraph">
      <style:paragraph-properties fo:margin-right="0.0201in"/>
      <style:text-properties style:font-name="Tahoma" style:font-name-complex="Tahoma" fo:font-weight="bold" style:font-weight-asian="bold" style:font-weight-complex="bold" fo:letter-spacing="-0.0027in" fo:font-size="10pt" style:font-size-asian="10pt" style:font-size-complex="10pt"/>
    </style:style>
    <style:style style:name="P37" style:parent-style-name="Normal" style:family="paragraph">
      <style:paragraph-properties fo:line-height="115%"/>
    </style:style>
    <style:style style:name="T38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39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40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41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42" style:parent-style-name="DefaultParagraphFont" style:family="text">
      <style:text-properties style:font-name="Tahoma" style:font-name-complex="Tahoma" style:font-weight-complex="bold" style:text-position="super 65%" fo:font-size="10pt" style:font-size-asian="10pt" style:font-size-complex="10pt"/>
    </style:style>
    <style:style style:name="T43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P44" style:parent-style-name="Normal" style:family="paragraph">
      <style:paragraph-properties fo:line-height="115%"/>
    </style:style>
    <style:style style:name="T45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46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47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48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49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P50" style:parent-style-name="Normal" style:family="paragraph">
      <style:paragraph-properties fo:line-height="115%"/>
    </style:style>
    <style:style style:name="T51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52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53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54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P55" style:parent-style-name="Normal" style:family="paragraph">
      <style:paragraph-properties fo:line-height="115%"/>
    </style:style>
    <style:style style:name="T56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57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58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P59" style:parent-style-name="Normal" style:family="paragraph">
      <style:paragraph-properties fo:line-height="115%"/>
    </style:style>
    <style:style style:name="T60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61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63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P64" style:parent-style-name="Normal" style:family="paragraph">
      <style:paragraph-properties fo:line-height="115%"/>
    </style:style>
    <style:style style:name="T65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66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67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68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P69" style:parent-style-name="Normal" style:family="paragraph">
      <style:paragraph-properties fo:line-height="115%"/>
    </style:style>
    <style:style style:name="T70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71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72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73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P74" style:parent-style-name="Normal" style:family="paragraph">
      <style:paragraph-properties fo:line-height="115%"/>
    </style:style>
    <style:style style:name="T75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76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77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P78" style:parent-style-name="Normal" style:family="paragraph">
      <style:paragraph-properties fo:text-align="justify" fo:line-height="150%"/>
      <style:text-properties style:font-name="Arial" style:font-name-complex="Arial" fo:font-size="8pt" style:font-size-asian="8pt" style:font-size-complex="18pt"/>
    </style:style>
    <style:style style:name="P79" style:parent-style-name="Heading1" style:family="paragraph">
      <style:paragraph-properties fo:text-align="justify" fo:line-height="150%" fo:background-color="#CCCCCC"/>
    </style:style>
    <style:style style:name="T80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81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82" style:parent-style-name="DefaultParagraphFont" style:family="text">
      <style:text-properties style:font-name="Tahoma" style:font-name-complex="Tahoma" fo:font-size="11pt" style:font-size-asian="11pt" style:font-size-complex="10pt"/>
    </style:style>
    <style:style style:name="P83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6pt" style:font-size-asian="6pt" style:font-size-complex="6pt"/>
    </style:style>
    <style:style style:name="P84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85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86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87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8pt" style:font-size-asian="8pt" style:font-size-complex="8pt"/>
    </style:style>
    <style:style style:name="P88" style:parent-style-name="Heading1" style:family="paragraph">
      <style:paragraph-properties fo:background-color="#CCCCCC"/>
    </style:style>
    <style:style style:name="T89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90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91" style:parent-style-name="DefaultParagraphFont" style:family="text">
      <style:text-properties style:font-name="Tahoma" style:font-name-complex="Tahoma" fo:font-size="11pt" style:font-size-asian="11pt" style:font-size-complex="10pt"/>
    </style:style>
    <style:style style:name="P92" style:parent-style-name="Achievement" style:family="paragraph">
      <style:paragraph-properties fo:line-height="115%" fo:margin-left="0.1701in" fo:text-indent="-0.1701in">
        <style:tab-stops/>
      </style:paragraph-properties>
      <style:text-properties style:font-name="Tahoma" style:font-name-complex="Tahoma" fo:font-weight="bold" style:font-weight-asian="bold" style:font-weight-complex="bold" fo:letter-spacing="-0.0069in" fo:font-size="3pt" style:font-size-asian="3pt" style:font-size-complex="3pt" style:text-underline-type="single" style:text-underline-style="solid" style:text-underline-width="auto" style:text-underline-mode="continuous"/>
    </style:style>
    <style:style style:name="P93" style:parent-style-name="Normal" style:family="paragraph">
      <style:paragraph-properties fo:text-align="justify" fo:margin-right="0.0201in"/>
    </style:style>
    <style:style style:name="T94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P96" style:parent-style-name="Normal" style:family="paragraph">
      <style:paragraph-properties fo:text-align="justify" fo:margin-right="0.0201in"/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P97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98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99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00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01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02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03" style:parent-style-name="Normal" style:family="paragraph">
      <style:paragraph-properties fo:text-align="justify" fo:line-height="115%" fo:margin-left="0.75in" fo:margin-right="0.0201in">
        <style:tab-stops/>
      </style:paragraph-properties>
      <style:text-properties style:font-name="Tahoma" style:font-name-complex="Tahoma" style:font-weight-complex="bold" fo:font-size="5pt" style:font-size-asian="5pt" style:font-size-complex="5pt"/>
    </style:style>
    <style:style style:name="P104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05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06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07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08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09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0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1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2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3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4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5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6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7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8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19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20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21" style:parent-style-name="Normal" style:family="paragraph">
      <style:paragraph-properties fo:text-align="justify" fo:line-height="115%" fo:margin-right="0.0201in"/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P122" style:parent-style-name="Heading1" style:family="paragraph">
      <style:paragraph-properties fo:background-color="#CCCCCC"/>
    </style:style>
    <style:style style:name="T123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124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P125" style:parent-style-name="Normal" style:family="paragraph">
      <style:paragraph-properties fo:text-align="justify"/>
      <style:text-properties style:font-name="Tahoma" style:font-name-complex="Tahoma" style:font-weight-complex="bold" fo:font-size="10pt" style:font-size-asian="10pt" style:font-size-complex="10pt"/>
    </style:style>
    <style:style style:name="P126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27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P128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P129" style:parent-style-name="Heading1" style:family="paragraph">
      <style:paragraph-properties fo:text-align="justify" fo:background-color="#CCCCCC"/>
    </style:style>
    <style:style style:name="T130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131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P132" style:parent-style-name="Normal" style:family="paragraph">
      <style:paragraph-properties fo:text-align="justify" fo:line-height="150%"/>
      <style:text-properties style:font-name="Arial" style:font-name-complex="Arial" fo:font-size="4pt" style:font-size-asian="4pt"/>
    </style:style>
    <style:style style:name="P133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34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35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36" style:parent-style-name="Normal" style:family="paragraph">
      <style:paragraph-properties fo:text-align="justify" fo:line-height="115%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37" style:parent-style-name="Heading1" style:family="paragraph">
      <style:paragraph-properties fo:text-align="justify" fo:background-color="#CCCCCC"/>
    </style:style>
    <style:style style:name="T138" style:parent-style-name="DefaultParagraphFont" style:family="text">
      <style:text-properties fo:color="#7F7F7F" style:text-underline-type="none"/>
    </style:style>
    <style:style style:name="T139" style:parent-style-name="DefaultParagraphFont" style:family="text">
      <style:text-properties fo:color="#7F7F7F" style:text-underline-type="none"/>
    </style:style>
    <style:style style:name="T140" style:parent-style-name="DefaultParagraphFont" style:family="text">
      <style:text-properties style:font-name="Tahoma" style:font-name-complex="Tahoma" fo:font-size="11pt" style:font-size-asian="11pt" style:font-size-complex="10pt"/>
    </style:style>
    <style:style style:name="P141" style:parent-style-name="Normal" style:family="paragraph">
      <style:text-properties fo:font-size="1pt" style:font-size-asian="1pt"/>
    </style:style>
    <style:style style:name="TableColumn143" style:family="table-column">
      <style:table-column-properties style:column-width="0.7888in"/>
    </style:style>
    <style:style style:name="TableColumn144" style:family="table-column">
      <style:table-column-properties style:column-width="2.5215in"/>
    </style:style>
    <style:style style:name="TableColumn145" style:family="table-column">
      <style:table-column-properties style:column-width="2.4895in"/>
    </style:style>
    <style:style style:name="TableColumn146" style:family="table-column">
      <style:table-column-properties style:column-width="1.0736in"/>
    </style:style>
    <style:style style:name="Table142" style:family="table">
      <style:table-properties style:width="6.8736in" fo:margin-left="0.075in" table:align="left"/>
    </style:style>
    <style:style style:name="TableRow147" style:family="table-row">
      <style:table-row-properties style:min-row-height="0.368in"/>
    </style:style>
    <style:style style:name="TableCell148" style:family="table-cell">
      <style:table-cell-properties fo:border-top="0.0138in solid #000000" fo:border-left="0.0138in solid #000000" fo:border-bottom="0.0138in solid #000000" fo:border-right="0.0069in solid #000000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/>
      <style:text-properties fo:font-weight="bold" style:font-weight-asian="bold" fo:color="#000000"/>
    </style:style>
    <style:style style:name="TableCell150" style:family="table-cell">
      <style:table-cell-properties fo:border-top="0.0138in solid #000000" fo:border-left="none" fo:border-bottom="0.0138in solid #000000" fo:border-right="0.0069in solid #000000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/>
      <style:text-properties fo:font-weight="bold" style:font-weight-asian="bold" fo:color="#000000"/>
    </style:style>
    <style:style style:name="TableCell152" style:family="table-cell">
      <style:table-cell-properties fo:border-top="0.0138in solid #000000" fo:border-left="none" fo:border-bottom="0.0138in solid #000000" fo:border-right="0.0069in solid #000000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/>
      <style:text-properties fo:font-weight="bold" style:font-weight-asian="bold" fo:color="#000000"/>
    </style:style>
    <style:style style:name="TableCell154" style:family="table-cell">
      <style:table-cell-properties fo:border-top="0.0138in solid #000000" fo:border-left="none" fo:border-bottom="0.0138in solid #000000" fo:border-right="0.0069in solid #000000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/>
      <style:text-properties fo:font-weight="bold" style:font-weight-asian="bold" fo:color="#000000"/>
    </style:style>
    <style:style style:name="TableRow156" style:family="table-row">
      <style:table-row-properties style:min-row-height="0.3972in"/>
    </style:style>
    <style:style style:name="TableCell157" style:family="table-cell">
      <style:table-cell-properties fo:border-top="none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Cell15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Cell16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Cell16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Row165" style:family="table-row">
      <style:table-row-properties style:min-row-height="0.4104in"/>
    </style:style>
    <style:style style:name="TableCell166" style:family="table-cell">
      <style:table-cell-properties fo:border-top="none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Cell16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Cell17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Cell17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Row174" style:family="table-row">
      <style:table-row-properties style:min-row-height="0.4201in"/>
    </style:style>
    <style:style style:name="TableCell175" style:family="table-cell">
      <style:table-cell-properties fo:border-top="none" fo:border-left="0.0138in solid #000000" fo:border-bottom="0.0138in solid #000000" fo:border-right="0.0069in solid #000000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Cell177" style:family="table-cell">
      <style:table-cell-properties fo:border-top="none" fo:border-left="none" fo:border-bottom="0.0138in solid #000000" fo:border-right="0.0069in solid #000000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Cell179" style:family="table-cell">
      <style:table-cell-properties fo:border-top="none" fo:border-left="none" fo:border-bottom="0.0138in solid #000000" fo:border-right="0.0069in solid #000000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TableCell181" style:family="table-cell">
      <style:table-cell-properties fo:border-top="none" fo:border-left="none" fo:border-bottom="0.0138in solid #000000" fo:border-right="0.0069in solid #000000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83" style:parent-style-name="Normal" style:family="paragraph">
      <style:paragraph-properties fo:text-align="justify" fo:line-height="150%" fo:margin-right="0.0201in"/>
    </style:style>
    <style:style style:name="T184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185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186" style:parent-style-name="DefaultParagraphFont" style:family="text">
      <style:text-properties style:font-name="Arial" style:font-name-complex="Arial" style:font-weight-complex="bold" fo:font-size="10pt" style:font-size-asian="10pt" style:font-size-complex="10pt"/>
    </style:style>
    <style:style style:name="T1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89" style:parent-style-name="Heading1" style:family="paragraph">
      <style:paragraph-properties fo:text-align="justify" fo:background-color="#CCCCCC"/>
    </style:style>
    <style:style style:name="T190" style:parent-style-name="DefaultParagraphFont" style:family="text">
      <style:text-properties style:text-underline-type="none"/>
    </style:style>
    <style:style style:name="T191" style:parent-style-name="DefaultParagraphFont" style:family="text">
      <style:text-properties style:font-name="Tahoma" style:font-name-complex="Tahoma" fo:color="#7F7F7F" fo:font-size="14pt" style:font-size-asian="14pt" style:font-size-complex="14pt" style:text-underline-type="none"/>
    </style:style>
    <style:style style:name="T192" style:parent-style-name="DefaultParagraphFont" style:family="text">
      <style:text-properties style:text-underline-type="none"/>
    </style:style>
    <style:style style:name="P193" style:parent-style-name="Normal" style:family="paragraph">
      <style:paragraph-properties fo:line-height="150%"/>
      <style:text-properties style:font-name="Verdana" style:font-weight-complex="bold" fo:font-size="5pt" style:font-size-asian="5pt" style:font-size-complex="10pt"/>
    </style:style>
    <style:style style:name="P194" style:parent-style-name="Normal" style:family="paragraph">
      <style:paragraph-properties fo:line-height="150%"/>
      <style:text-properties style:font-name="Verdana" style:font-weight-complex="bold" fo:font-size="5pt" style:font-size-asian="5pt" style:font-size-complex="10pt"/>
    </style:style>
    <style:style style:name="P195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96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97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98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199" style:parent-style-name="Normal" style:family="paragraph">
      <style:paragraph-properties fo:text-align="justify" fo:margin-right="0.0201in"/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P200" style:parent-style-name="Normal" style:family="paragraph">
      <style:paragraph-properties fo:text-align="justify" fo:margin-right="0.0201in"/>
    </style:style>
    <style:style style:name="T201" style:parent-style-name="DefaultParagraphFont" style:family="text"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P202" style:parent-style-name="Normal" style:family="paragraph">
      <style:paragraph-properties fo:text-align="justify" fo:margin-right="0.0201in"/>
      <style:text-properties style:font-name="Tahoma" style:font-name-complex="Tahoma" style:font-weight-complex="bold" fo:font-size="10pt" style:font-size-asian="10pt" style:font-size-complex="10pt"/>
    </style:style>
    <style:style style:name="P203" style:parent-style-name="Normal" style:family="paragraph">
      <style:paragraph-properties fo:text-align="justify" fo:margin-right="0.0201in"/>
    </style:style>
    <style:style style:name="T204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name="T205" style:parent-style-name="DefaultParagraphFont" style:family="text">
      <style:text-properties style:font-name="Tahoma" style:font-name-complex="Tahoma" style:font-weight-complex="bold"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?opendocument cursor-position?>CURRICULAM VITAE</text:p>
      <text:p text:style-name="P11"/>
      <text:p text:style-name="P12"/>
      <text:p text:style-name="P13">Sudhir Kumar Singh</text:p>
      <text:p text:style-name="P14">C/o Shri Sharda Prasad Singh, 117/458 ‘Q’ block,<text:s/></text:p>
      <text:p text:style-name="P15">Indrapuri, Sharda nagar, Kanpur, UP - 208025</text:p>
      <text:p text:style-name="Normal"><text:span text:style-name="T16">E-Mail<text:s/></text:span><text:span text:style-name="T17"></text:span><text:span text:style-name="T18">: sudhirsingh.dabur@gmail.com</text:span></text:p>
      <text:p text:style-name="Normal"><text:span text:style-name="T19">Mobile<text:s/></text:span><text:span text:style-name="T20"></text:span><text:span text:style-name="T21">:<text:s/></text:span><text:span text:style-name="T22">+91-6386079073</text:span></text:p>
      <text:p text:style-name="P23"/>
      <text:h text:style-name="P24" text:outline-level="1"><text:span text:style-name="T25"><draw:frame draw:style-name="a1" draw:name="Picture 1" text:anchor-type="as-char" svg:x="0in" svg:y="0in" svg:width="0.25in" svg:height="0.25in" style:rel-width="scale" style:rel-height="scale"><draw:image xlink:href="media/image1.png" xlink:type="simple" xlink:show="embed" xlink:actuate="onLoad"/><svg:title/><svg:desc>Knowledge-Purview24x24icons</svg:desc></draw:frame></text:span><text:span text:style-name="T26"><text:s/></text:span><text:span text:style-name="T27">Objective</text:span></text:h>
      <text:p text:style-name="P28"/>
      <text:p text:style-name="P29">To work in tandem with a team in a challenging and competitive environment where I could improve my capabilities and put them to use for the development of the organization. Also, to create value and recognition on workplace by<text:s/>producing the best result for the organization through synchronize and hard work.</text:p>
      <text:p text:style-name="P30"/>
      <text:h text:style-name="P31" text:outline-level="1"><text:span text:style-name="T32"><text:s/></text:span><text:span text:style-name="T33"><draw:frame draw:style-name="a2" draw:name="Picture 2" text:anchor-type="as-char" svg:x="0in" svg:y="0in" svg:width="0.25in" svg:height="0.25in" style:rel-width="scale" style:rel-height="scale"><draw:image xlink:href="media/image2.png" xlink:type="simple" xlink:show="embed" xlink:actuate="onLoad"/><svg:title/><svg:desc>personal-details24x24icons</svg:desc></draw:frame></text:span><text:span text:style-name="T34"><text:s/></text:span><text:span text:style-name="T35">Personal Details</text:span></text:h>
      <text:p text:style-name="P36"/>
      <text:p text:style-name="P37"><text:span text:style-name="T38">Date of Birth</text:span><text:span text:style-name="T39"><text:tab/></text:span><text:span text:style-name="T40"><text:tab/></text:span><text:span text:style-name="T41"><text:tab/>: 07</text:span><text:span text:style-name="T42">th</text:span><text:span text:style-name="T43"><text:s/>July 1972</text:span></text:p>
      <text:p text:style-name="P44"><text:span text:style-name="T45">Sex</text:span><text:span text:style-name="T46"><text:tab/></text:span><text:span text:style-name="T47"><text:tab/></text:span><text:span text:style-name="T48"><text:tab/></text:span><text:span text:style-name="T49"><text:tab/>: Male</text:span></text:p>
      <text:p text:style-name="P50"><text:span text:style-name="T51">Father’s name</text:span><text:span text:style-name="T52"><text:tab/></text:span><text:span text:style-name="T53"><text:tab/></text:span><text:span text:style-name="T54"><text:tab/>: Late Shri Sharda Prasad Singh</text:span></text:p>
      <text:p text:style-name="P55"><text:span text:style-name="T56">Mother’s name</text:span><text:span text:style-name="T57"><text:tab/></text:span><text:span text:style-name="T58"><text:tab/>: Smt. Vaideahi Singh</text:span></text:p>
      <text:p text:style-name="P59"><text:span text:style-name="T60">Languages Known</text:span><text:span text:style-name="T61"><text:tab/></text:span><text:span text:style-name="T62"><text:tab/>:<text:s/></text:span><text:span text:style-name="T63">English &amp; Hindi.</text:span></text:p>
      <text:p text:style-name="P64"><text:span text:style-name="T65">Marital status</text:span><text:span text:style-name="T66"><text:tab/></text:span><text:span text:style-name="T67"><text:tab/></text:span><text:span text:style-name="T68"><text:tab/>: Married</text:span></text:p>
      <text:p text:style-name="P69"><text:span text:style-name="T70">Permanent Address</text:span><text:span text:style-name="T71"><text:tab/></text:span><text:span text:style-name="T72"><text:tab/></text:span><text:span text:style-name="T73">: 117/458 ‘Q’ Block, Indrapuri, Sharda nagar, Kanpur- 208025</text:span></text:p>
      <text:p text:style-name="P74"><text:span text:style-name="T75">Current Address</text:span><text:span text:style-name="T76"><text:tab/></text:span><text:span text:style-name="T77"><text:tab/>: 117/458 Q Block Indrapuri Sharda nagar Kanpur - 208025</text:span></text:p>
      <text:p text:style-name="P78"/>
      <text:h text:style-name="P79" text:outline-level="1"><text:span text:style-name="T80"><draw:frame draw:style-name="a3" draw:name="Picture 6" text:anchor-type="as-char" svg:x="0in" svg:y="0in" svg:width="0.19792in" svg:height="0.19792in" style:rel-width="scale" style:rel-height="scale"><draw:image xlink:href="media/image3.png" xlink:type="simple" xlink:show="embed" xlink:actuate="onLoad"/><svg:title/><svg:desc>exp24x24icons</svg:desc></draw:frame></text:span><text:span text:style-name="T81"><text:s text:c="2"/></text:span><text:span text:style-name="T82">Experience</text:span></text:h>
      <text:p text:style-name="P83"/>
      <text:p text:style-name="P84">I started my career with Godrej and worked<text:s/>there for 3 years from 1999 to 2002 as a sales supervisor.</text:p>
      <text:p text:style-name="P85">My second assignment was with Dabur India Ltd. I have been working there since 2002. I started as interim sales representative and then in 2012 I was promoted to sales incharge.<text:s/></text:p>
      <text:p text:style-name="P86">Dabur India Ltd.<text:s/>Is my current employer.</text:p>
      <text:p text:style-name="P87"/>
      <text:h text:style-name="P88" text:outline-level="1"><text:span text:style-name="T89"><draw:frame draw:style-name="a4" draw:name="Picture 7" text:anchor-type="as-char" svg:x="0in" svg:y="0in" svg:width="0.22917in" svg:height="0.22917in" style:rel-width="scale" style:rel-height="scale"><draw:image xlink:href="media/image4.png" xlink:type="simple" xlink:show="embed" xlink:actuate="onLoad"/><svg:title/><svg:desc>Soft-Skills24x24icons</svg:desc></draw:frame></text:span><text:span text:style-name="T90"><text:s/></text:span><text:span text:style-name="T91">Employment Scan</text:span></text:h>
      <text:p text:style-name="P92"/>
      <text:p text:style-name="P93"><text:span text:style-name="T94">Key Result Areas (Dabur India Ltd.)</text:span><text:span text:style-name="T95">:</text:span></text:p>
      <text:p text:style-name="P96"/>
      <text:list text:style-name="LFO3" text:continue-numbering="true">
        <text:list-item>
          <text:p text:style-name="P97">As Interim Sales representative</text:p>
          <text:list text:continue-numbering="true">
            <text:list-item>
              <text:p text:style-name="P98">Managed 36 nos. Sub Stockists and 2 nos. Super Stockists in Kanpur and Unnao region.</text:p>
            </text:list-item>
            <text:list-item>
              <text:p text:style-name="P99">Managed 18 nos. Sub Stockists and 1 no. Super Stockists<text:s/>in Farrukhabad.</text:p>
            </text:list-item>
            <text:list-item>
              <text:p text:style-name="P100">1 ea. Direct stockist in Urai, Jalaun &amp; Konch region.</text:p>
            </text:list-item>
            <text:list-item>
              <text:p text:style-name="P101">Managed &amp; Lead a team of 4 nos. sales supervisors.</text:p>
            </text:list-item>
            <text:list-item>
              <text:p text:style-name="P102">Compiled Primary report (Company to Stockist billing) and Secondary Report (Stockist to Market Sales) and presented to Source office on<text:s/>monthly basis.</text:p>
            </text:list-item>
          </text:list>
        </text:list-item>
      </text:list>
      <text:p text:style-name="P103"/>
      <text:list text:style-name="LFO3" text:continue-numbering="true">
        <text:list-item>
          <text:p text:style-name="P104">As Sales Incharge</text:p>
          <text:list text:continue-numbering="true">
            <text:list-item>
              <text:p text:style-name="P105">Managed all Stockists of 5 different towns, namely</text:p>
              <text:list text:continue-numbering="true">
                <text:list-item>
                  <text:p text:style-name="P106">Fatehpur</text:p>
                </text:list-item>
                <text:list-item>
                  <text:p text:style-name="P107">Jahanabad</text:p>
                </text:list-item>
                <text:list-item>
                  <text:p text:style-name="P108">Bahuwa</text:p>
                </text:list-item>
                <text:list-item>
                  <text:p text:style-name="P109">Attara</text:p>
                </text:list-item>
                <text:list-item>
                  <text:p text:style-name="P110">Karwi</text:p>
                </text:list-item>
              </text:list>
            </text:list-item>
            <text:list-item>
              <text:p text:style-name="P111">Managed Sales representatives from all 5 towns mentioned above.</text:p>
            </text:list-item>
            <text:list-item>
              <text:p text:style-name="P112">Compiled Primary report (Company to Stockist billing) and Secondary<text:s/>Report (Stockist to Market Sales) and presented to Source office on monthly basis.</text:p>
            </text:list-item>
            <text:list-item>
              <text:p text:style-name="P113">Prepared Eco reports (No. of Outlets per sales representative), Line reports &amp; Bill Cut Reports.</text:p>
            </text:list-item>
            <text:list-item>
              <text:p text:style-name="P114">Involved in Sales team of NPD launches such as:-</text:p>
              <text:list text:continue-numbering="true">
                <text:list-item>
                  <text:p text:style-name="P115">Brahmi Amla</text:p>
                </text:list-item>
                <text:list-item>
                  <text:p text:style-name="P116">Fame Bleach</text:p>
                </text:list-item>
                <text:list-item>
                  <text:p text:style-name="P117">Real Juice</text:p>
                </text:list-item>
                <text:list-item>
                  <text:p text:style-name="P118">Babool Toothpaste</text:p>
                </text:list-item>
                <text:list-item>
                  <text:p text:style-name="P119">Odomos Etc.</text:p>
                </text:list-item>
              </text:list>
            </text:list-item>
            <text:list-item>
              <text:p text:style-name="P120">Successfully achieved all targets for all NPD launches.</text:p>
            </text:list-item>
          </text:list>
        </text:list-item>
      </text:list>
      <text:p text:style-name="P121"/>
      <text:h text:style-name="P122" text:outline-level="1"><text:span text:style-name="T123"><draw:frame draw:style-name="a5" draw:name="Picture 9" text:anchor-type="as-char" svg:x="0in" svg:y="0in" svg:width="0.25in" svg:height="0.25in" style:rel-width="scale" style:rel-height="scale"><draw:image xlink:href="media/image5.png" xlink:type="simple" xlink:show="embed" xlink:actuate="onLoad"/><svg:title/><svg:desc>Training-Attended24x24icons</svg:desc></draw:frame></text:span><text:span text:style-name="T124"><text:s/></text:span>Trainings</text:h>
      <text:p text:style-name="P125"/>
      <text:list text:style-name="LFO3" text:continue-numbering="true">
        <text:list-item>
          <text:p text:style-name="P126">Attended training sessions and seminars on communication skills and public relations conducted in Jaipur, Agra &amp;<text:s/>Delhi in 2011, 2012 &amp; 2014 respectively. <text:s/></text:p>
        </text:list-item>
      </text:list>
      <text:p text:style-name="P127"/>
      <text:p text:style-name="P128"/>
      <text:h text:style-name="P129" text:outline-level="1"><text:span text:style-name="T130"><draw:frame draw:style-name="a6" draw:name="Picture 11" text:anchor-type="as-char" svg:x="0in" svg:y="0in" svg:width="0.25in" svg:height="0.25in" style:rel-width="scale" style:rel-height="scale"><draw:image xlink:href="media/image6.png" xlink:type="simple" xlink:show="embed" xlink:actuate="onLoad"/><svg:title/><svg:desc>extracurricularactivities24x24icons</svg:desc></draw:frame></text:span><text:span text:style-name="T131"><text:s/></text:span>Hobbies</text:h>
      <text:p text:style-name="P132"/>
      <text:list text:style-name="LFO3" text:continue-numbering="true">
        <text:list-item>
          <text:p text:style-name="P133">Travelling</text:p>
        </text:list-item>
        <text:list-item>
          <text:p text:style-name="P134">Playing cricket</text:p>
        </text:list-item>
        <text:list-item>
          <text:p text:style-name="P135">Watching Movies</text:p>
        </text:list-item>
        <text:list-item>
          <text:p text:style-name="P136">Reading <text:s text:c="2"/></text:p>
        </text:list-item>
      </text:list>
      <text:p text:style-name="Normal"/>
      <text:h text:style-name="P137" text:outline-level="1"><text:span text:style-name="T138"><draw:frame draw:style-name="a7" draw:name="Picture 19" text:anchor-type="as-char" svg:x="0in" svg:y="0in" svg:width="0.25in" svg:height="0.25in" style:rel-width="scale" style:rel-height="scale"><draw:image xlink:href="media/image7.png" xlink:type="simple" xlink:show="embed" xlink:actuate="onLoad"/><svg:title/><svg:desc>edu24x24icons</svg:desc></draw:frame></text:span><text:span text:style-name="T139"><text:s/></text:span><text:span text:style-name="T140">Education</text:span></text:h>
      <text:p text:style-name="P141"/>
      <text:p text:style-name="Normal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Sr. No.</text:p>
          </table:table-cell>
          <table:table-cell table:style-name="TableCell150">
            <text:p text:style-name="P151">Class</text:p>
          </table:table-cell>
          <table:table-cell table:style-name="TableCell152">
            <text:p text:style-name="P153">Board</text:p>
          </table:table-cell>
          <table:table-cell table:style-name="TableCell154">
            <text:p text:style-name="P155">Year of completion</text:p>
          </table:table-cell>
        </table:table-row>
        <table:table-row table:style-name="TableRow156">
          <table:table-cell table:style-name="TableCell157">
            <text:p text:style-name="P158">1</text:p>
          </table:table-cell>
          <table:table-cell table:style-name="TableCell159">
            <text:p text:style-name="P160">B.A.</text:p>
          </table:table-cell>
          <table:table-cell table:style-name="TableCell161">
            <text:p text:style-name="P162">Kanpur University</text:p>
          </table:table-cell>
          <table:table-cell table:style-name="TableCell163">
            <text:p text:style-name="P164">1999</text:p>
          </table:table-cell>
        </table:table-row>
        <table:table-row table:style-name="TableRow165">
          <table:table-cell table:style-name="TableCell166">
            <text:p text:style-name="P167">2</text:p>
          </table:table-cell>
          <table:table-cell table:style-name="TableCell168">
            <text:p text:style-name="P169">Intermediate</text:p>
          </table:table-cell>
          <table:table-cell table:style-name="TableCell170">
            <text:p text:style-name="P171">U.P Board</text:p>
          </table:table-cell>
          <table:table-cell table:style-name="TableCell172">
            <text:p text:style-name="P173">1990</text:p>
          </table:table-cell>
        </table:table-row>
        <table:table-row table:style-name="TableRow174">
          <table:table-cell table:style-name="TableCell175">
            <text:p text:style-name="P176">3</text:p>
          </table:table-cell>
          <table:table-cell table:style-name="TableCell177">
            <text:p text:style-name="P178">High School</text:p>
          </table:table-cell>
          <table:table-cell table:style-name="TableCell179">
            <text:p text:style-name="P180">U.P Board</text:p>
          </table:table-cell>
          <table:table-cell table:style-name="TableCell181">
            <text:p text:style-name="P182">1987</text:p>
          </table:table-cell>
        </table:table-row>
      </table:table>
      <text:p text:style-name="P183"><text:span text:style-name="T184"><text:s text:c="5"/></text:span><text:span text:style-name="T185"><text:s text:c="64"/></text:span><text:span text:style-name="T186"><text:tab/></text:span><text:span text:style-name="T187"><text:tab/></text:span><text:span text:style-name="T188"><text:tab/><text:s text:c="17"/></text:span></text:p>
      <text:h text:style-name="P189" text:outline-level="1"><text:span text:style-name="T190"><text:s text:c="2"/></text:span><text:span text:style-name="T191"><draw:frame draw:style-name="a8" draw:name="Picture 13" text:anchor-type="as-char" svg:x="0in" svg:y="0in" svg:width="0.25in" svg:height="0.25in" style:rel-width="scale" style:rel-height="scale"><draw:image xlink:href="media/image2.png" xlink:type="simple" xlink:show="embed" xlink:actuate="onLoad"/><svg:title/><svg:desc>personal-details24x24icons</svg:desc></draw:frame></text:span><text:span text:style-name="T192"><text:s/></text:span>Declaration</text:h>
      <text:p text:style-name="P193"/>
      <text:p text:style-name="P194"/>
      <text:p text:style-name="P195">I hereby declare that all the details provided above are true and best to my knowledge</text:p>
      <text:p text:style-name="P196"/>
      <text:p text:style-name="P197"/>
      <text:p text:style-name="P198"/>
      <text:p text:style-name="P199">(Sudhir Kumar Singh) <text:s text:c="2"/></text:p>
      <text:p text:style-name="P200"><text:span text:style-name="T201"><text:s text:c="121"/></text:span></text:p>
      <text:p text:style-name="P202">Date<text:tab/>:<text:s/></text:p>
      <text:p text:style-name="P203"><text:span text:style-name="T204">Place</text:span><text:span text:style-name="T205"><text:tab/>: Kanpur, Uttar Prades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ebdings" style:font-charset="x-symbol" svg:font-family="Webdings" style:font-family-generic="roman" style:font-pitch="variable" svg:panose-1="5 3 1 2 1 5 9 6 7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/>
      <style:text-properties fo:font-weight="bold" style:font-weight-asian="bold" fo:font-style="italic" style:font-style-asian="italic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text-align="justify"/>
      <style:text-properties style:font-name="Comic Sans M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odyTextIndent" style:display-name="Body Text Indent" style:family="paragraph" style:parent-style-name="Normal">
      <style:paragraph-properties fo:line-height="150%"/>
      <style:text-properties style:font-name="Verdana" fo:font-weight="bold" style:font-weight-asian="bold" style:font-weight-complex="bold" fo:font-size="10pt" style:font-size-asian="10pt" style:font-size-complex="10pt" fo:hyphenate="false"/>
    </style:style>
    <style:style style:name="BodyTextIndent2" style:display-name="Body Text Indent 2" style:family="paragraph" style:parent-style-name="Normal">
      <style:paragraph-properties fo:line-height="150%" fo:margin-left="0.5in">
        <style:tab-stops/>
      </style:paragraph-properties>
      <style:text-properties style:font-name="Verdana" fo:font-size="10pt" style:font-size-asian="10pt" style:font-size-complex="10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2" style:display-name="Body Text 2" style:family="paragraph" style:parent-style-name="Normal">
      <style:paragraph-properties fo:text-align="justify"/>
      <style:text-properties style:font-name="Comic Sans MS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odyText3" style:display-name="Body Text 3" style:family="paragraph" style:parent-style-name="Normal">
      <style:paragraph-properties fo:text-align="justify"/>
      <style:text-properties style:font-name="Arial" style:font-name-complex="Arial" fo:font-size="11pt" style:font-size-asian="11pt" fo:hyphenate="false"/>
    </style:style>
    <style:style style:name="ecxmsoheader" style:display-name="ecxmsoheader" style:family="paragraph" style:parent-style-name="Normal">
      <style:paragraph-properties fo:margin-top="0.009in" fo:margin-bottom="0.225in" fo:background-color="#FFFFFF"/>
      <style:text-properties fo:font-size="10pt" style:font-size-asian="10pt" style:font-size-complex="10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panyNameOne" style:display-name="Company Name One" style:family="paragraph" style:parent-style-name="Normal" style:next-style-name="Normal">
      <style:paragraph-properties fo:margin-top="0.0416in" style:line-height-at-least="0.1527in">
        <style:tab-stops>
          <style:tab-stop style:type="left" style:position="1in"/>
          <style:tab-stop style:type="right" style:position="4.5in"/>
        </style:tab-stops>
      </style:paragraph-properties>
      <style:text-properties style:font-name="Garamond" fo:font-size="11pt" style:font-size-asian="11pt" style:font-size-complex="10pt" fo:hyphenate="false"/>
    </style:style>
    <style:style style:name="Achievement" style:display-name="Achievement" style:family="paragraph" style:parent-style-name="BodyText" style:list-style-name="LFO1">
      <style:paragraph-properties fo:text-align="justify" fo:margin-bottom="0.0416in" style:line-height-at-least="0.1527in"/>
      <style:text-properties style:font-name="Arial" fo:letter-spacing="-0.0034in" fo:font-size="10pt" style:font-size-asian="10pt" style:font-size-complex="10pt" fo:hyphenate="false"/>
    </style:style>
    <style:style style:name="Bulleted" style:display-name="Bulleted" style:family="paragraph" style:parent-style-name="BodyText2" style:list-style-name="LFO8">
      <style:paragraph-properties fo:widows="0" fo:orphans="0" style:text-autospace="none"/>
      <style:text-properties style:font-name="Verdana" style:font-name-complex="Verdana" fo:hyphenate="false"/>
    </style:style>
    <style:style style:name="Heading1Char" style:display-name="Heading 1 Char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>
      <style:text-properties style:font-name="Segoe UI" style:font-name-complex="Segoe UI" fo:font-size="9pt" style:font-size-asian="9pt" style:font-size-complex="9pt"/>
    </style:style>
    <style:style style:name="WW_CharLFO1LVL1" style:family="text">
      <style:text-properties style:font-name="Wingdings"/>
    </style:style>
    <text:list-style style:name="LFO1" style:display-name="LFO1">
      <text:list-level-style-bullet text:level="1" text:style-name="WW_CharLFO1LVL1" text:bullet-char="">
        <style:list-level-properties text:space-before="0in" text:min-label-width="0.1701in"/>
        <style:text-properties style:font-name="Wingdings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8" style:display-name="LFO8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3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701in" fo:margin-left="0.875in" fo:margin-bottom="0.3298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48in"/>
      </style:header-style>
      <style:footer-style>
        <style:header-footer-properties style:dynamic-spacing="true" fo:min-height="0.0451in"/>
      </style:footer-style>
    </style:page-layout>
    <style:style style:name="P2" style:parent-style-name="Title" style:family="paragraph">
      <style:paragraph-properties fo:text-align="start" fo:line-height="120%"/>
      <style:text-properties style:font-name="Verdana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P3" style:parent-style-name="Header" style:family="paragraph">
      <style:text-properties style:font-name="Verdana" fo:font-size="8pt" style:font-size-asian="8pt" style:font-size-complex="8pt"/>
    </style:style>
    <style:style style:name="P4" style:parent-style-name="Footer" style:family="paragraph">
      <style:paragraph-properties fo:margin-right="0.25in">
        <style:tab-stops>
          <style:tab-stop style:type="center" style:position="3in"/>
          <style:tab-stop style:type="right" style:position="6.75in"/>
        </style:tab-stops>
      </style:paragraph-properties>
    </style:style>
    <style:style style:name="T5" style:parent-style-name="DefaultParagraphFont" style:family="text">
      <style:text-properties style:font-name="Verdana" fo:font-size="11pt" style:font-size-asian="11pt" style:font-size-complex="11pt"/>
    </style:style>
    <style:style style:name="T6" style:parent-style-name="DefaultParagraphFont" style:family="text">
      <style:text-properties style:font-name="Verdana" fo:font-size="11pt" style:font-size-asian="11pt" style:font-size-complex="11pt"/>
    </style:style>
    <style:style style:name="T7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8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10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  <text:p text:style-name="P3">.<text:s/></text:p>
      </style:header>
      <style:footer>
        <text:p text:style-name="P4"><draw:frame draw:z-index="251659264" draw:id="id0" draw:style-name="a0" draw:name="Text Box 1" text:anchor-type="paragraph" svg:x="6.6256in" svg:y="0.0173in" svg:width="1in" svg:height="0.19167in" style:rel-width="scale" style:rel-height="scale"><draw:text-box><text:p text:style-name="Footer"><text:span text:style-name="PageNumber"><text:s text:c="4"/></text:span></text:p></draw:text-box><svg:title/><svg:desc/></draw:frame><text:span text:style-name="T5"><text:tab/></text:span><text:span text:style-name="T6"><text:tab/><text:s text:c="8"/></text:span><text:span text:style-name="T7">Page<text:s/></text:span><text:span text:style-name="T8"><text:page-number text:fixed="false">2</text:page-number></text:span><text:span text:style-name="T9"><text:s/>of<text:s/></text:span><text:span text:style-name="T10"><text:page-count>2</text:page-count></text:span></text:p>
      </style:footer>
    </style:master-page>
    <style:master-page style:next-style-name="MP0" style:name="MPF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URRICULUM VITAE</dc:title>
    <meta:initial-creator>akt601927</meta:initial-creator>
    <dc:creator>Toshiba</dc:creator>
    <meta:creation-date>2020-10-01T05:32:00Z</meta:creation-date>
    <dc:date>2020-10-01T05:32:00Z</dc:date>
    <meta:print-date>2019-06-26T09:39:00Z</meta:print-date>
    <meta:template xlink:href="Normal" xlink:type="simple"/>
    <meta:editing-cycles>2</meta:editing-cycles>
    <meta:editing-duration>PT0S</meta:editing-duration>
    <meta:document-statistic meta:page-count="2" meta:paragraph-count="6" meta:word-count="461" meta:character-count="3084" meta:row-count="21" meta:non-whitespace-character-count="2629"/>
  </office:meta>
</office:document-meta>
</file>